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SERRANO SUBIA, DANNY ALBERTO</text:span></text:p>
      <text:p text:style-name="P3"><text:span text:style-name="T6">CANT. TOTAL DE CAJAS: 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PONEDORAS SAC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HUACAPUY - CAMANA</text:span></text:p>
      <text:p text:style-name="P6"/>
      <text:p text:style-name="P6">Recojo: <text:span text:style-name="T3">SERRANO SUBIA, DANNY ALBERT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2:14:19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